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objectwithoutfill">
      <style:graphic-properties svg:stroke-width="0.035cm" svg:stroke-color="#3465a4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684cm"/>
      <style:paragraph-properties style:writing-mode="lr-tb"/>
    </style:style>
    <style:style style:name="gr7" style:family="graphic" style:parent-style-name="objectwithoutfill">
      <style:graphic-properties svg:stroke-width="0.035cm" svg:stroke-color="#3465a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="solid" draw:fill-color="#b2b2b2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0pt" fo:font-weight="bold"/>
    </style:style>
    <style:style style:name="P8" style:family="paragraph">
      <loext:graphic-properties draw:fill="none" draw:fill-color="#ffffff"/>
      <style:text-properties fo:font-size="10pt" fo:font-weight="bold"/>
    </style:style>
    <style:style style:name="P9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10" style:family="paragraph">
      <style:paragraph-properties fo:text-align="end"/>
      <style:text-properties fo:font-size="10pt" fo:font-weight="bold"/>
    </style:style>
    <style:style style:name="P11" style:family="paragraph">
      <loext:graphic-properties draw:fill="none" draw:fill-color="#ffffff"/>
      <style:paragraph-properties fo:text-align="end"/>
      <style:text-properties fo:font-size="10pt" fo:font-weight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3" draw:id="id3" draw:layer="layout" svg:width="2cm" svg:height="2cm" svg:x="7.687cm" svg:y="6.2cm">
          <text:p text:style-name="P1"><text:span text:style-name="T1">R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cm" svg:height="2cm" svg:x="12.208cm" svg:y="6.201cm">
          <text:p text:style-name="P1"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5.466cm" svg:y="17.703cm">
          <text:p text:style-name="P1"><text:span text:style-name="T1">LE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4" draw:id="id4" draw:layer="layout" svg:width="2cm" svg:height="2cm" svg:x="13.367cm" svg:y="17.703cm">
          <text:p text:style-name="P1"><text:span text:style-name="T1">ARROZ</text:span></text:p>
          <text:p text:style-name="P1"><text:span text:style-name="T1">5 K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5" draw:id="id5" draw:layer="layout" svg:width="2cm" svg:height="2cm" svg:x="21.246cm" svg:y="17.703cm">
          <text:p text:style-name="P4"><text:span text:style-name="T1">AMACIANT</text:span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Camada4" draw:type="line" svg:x1="12.501cm" svg:y1="7.908cm" svg:x2="7.173cm" svg:y2="17.996cm" draw:start-shape="id1" draw:start-glue-point="7" draw:end-shape="id2" draw:end-glue-point="11" svg:d="M12501 7908l-5328 10088" svg:viewBox="0 0 5329 10089">
          <text:p/>
        </draw:connector>
        <draw:connector draw:style-name="gr3" draw:text-style-name="P6" draw:layer="Camada4" draw:type="line" svg:x1="8.687cm" svg:y1="8.2cm" svg:x2="13.367cm" svg:y2="18.703cm" draw:start-shape="id3" draw:start-glue-point="8" draw:end-shape="id4" draw:end-glue-point="6" svg:d="M8687 8200l4680 10503" svg:viewBox="0 0 4681 10504">
          <text:p/>
        </draw:connector>
        <draw:connector draw:style-name="gr3" draw:text-style-name="P6" draw:layer="Camada4" draw:type="line" svg:x1="14.208cm" svg:y1="7.201cm" svg:x2="22.246cm" svg:y2="17.703cm" draw:start-shape="id1" draw:start-glue-point="10" draw:end-shape="id5" draw:end-glue-point="4" svg:d="M14208 7201l8038 10502" svg:viewBox="0 0 8039 10503">
          <text:p/>
        </draw:connector>
        <draw:g>
          <draw:frame draw:style-name="gr4" draw:text-style-name="P8" draw:layer="Camada4" svg:width="1.184cm" svg:height="0.645cm" draw:transform="rotate (1.07372655582691) translate (8.066cm 15.195cm)">
            <draw:text-box>
              <text:p text:style-name="P7">3,19</text:p>
            </draw:text-box>
          </draw:frame>
          <draw:frame draw:style-name="gr5" draw:text-style-name="P9" draw:layer="Camada4" svg:width="2.339cm" svg:height="0.645cm" draw:transform="rotate (1.07372655582691) translate (8.449cm 14.488cm)">
            <draw:text-box>
              <text:p><text:span text:style-name="T2">PARMALAT</text:span></text:p>
            </draw:text-box>
          </draw:frame>
        </draw:g>
        <draw:g>
          <draw:frame draw:style-name="gr6" draw:text-style-name="P11" draw:layer="Camada4" svg:width="1.434cm" svg:height="1.039cm" draw:transform="rotate (-1.16640353910781) translate (12.361cm 15.177cm)">
            <draw:text-box>
              <text:p text:style-name="P10">13,69</text:p>
            </draw:text-box>
          </draw:frame>
          <draw:frame draw:style-name="gr5" draw:text-style-name="P9" draw:layer="Camada4" svg:width="1.264cm" svg:height="0.645cm" draw:transform="rotate (-1.16640353910781) translate (12.776cm 16.146cm)">
            <draw:text-box>
              <text:p><text:span text:style-name="T2">BIJU</text:span></text:p>
            </draw:text-box>
          </draw:frame>
        </draw:g>
        <draw:g>
          <draw:frame draw:style-name="gr4" draw:text-style-name="P8" draw:layer="Camada4" svg:width="1.184cm" svg:height="0.645cm" draw:transform="rotate (-0.928340629135784) translate (20.682cm 14.848cm)">
            <draw:text-box>
              <text:p text:style-name="P7">5,99</text:p>
            </draw:text-box>
          </draw:frame>
          <draw:frame draw:style-name="gr5" draw:text-style-name="P9" draw:layer="Camada4" svg:width="0.989cm" svg:height="0.645cm" draw:transform="rotate (-0.928340629135784) translate (21.163cm 15.492cm)">
            <draw:text-box>
              <text:p><text:span text:style-name="T2">BH</text:span></text:p>
            </draw:text-box>
          </draw:frame>
        </draw:g>
        <draw:custom-shape draw:style-name="gr2" draw:text-style-name="P3" xml:id="id6" draw:id="id6" draw:layer="Camada4" svg:width="2cm" svg:height="2cm" svg:x="14.466cm" svg:y="1.1cm">
          <text:p text:style-name="P1"><text:span text:style-name="T1">VÉRTICE</text:span></text:p>
          <text:p text:style-name="P1"><text:span text:style-name="T1">INI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Camada4" draw:type="line" svg:x1="14.466cm" svg:y1="2.1cm" svg:x2="8.687cm" svg:y2="6.2cm" draw:start-shape="id6" draw:start-glue-point="6" draw:end-shape="id3" draw:end-glue-point="4" svg:d="M14466 2100l-5779 4100" svg:viewBox="0 0 5780 4101">
          <text:p/>
        </draw:connector>
        <draw:connector draw:style-name="gr7" draw:text-style-name="P12" draw:layer="Camada4" draw:type="line" svg:x1="14.759cm" svg:y1="2.807cm" svg:x2="13.208cm" svg:y2="6.201cm" draw:start-shape="id6" draw:start-glue-point="7" draw:end-shape="id1" draw:end-glue-point="4" svg:d="M14759 2807l-1551 3394" svg:viewBox="0 0 1552 33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mada4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9:24:51.814012289</meta:creation-date>
    <dc:date>2020-07-23T20:34:47.780473089</dc:date>
    <meta:editing-duration>PT1M57S</meta:editing-duration>
    <meta:editing-cycles>3</meta:editing-cycles>
    <meta:generator>LibreOffice/6.4.4.2$Linux_X86_64 LibreOffice_project/40$Build-2</meta:generator>
    <meta:document-statistic meta:object-count="20"/>
  </office:meta>
</office:document-meta>
</file>